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23.9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string">
            <text:p>instance_code</text:p>
          </table:table-cell>
          <table:table-cell office:value-type="string">
            <text:p>working</text:p>
          </table:table-cell>
        </table:table-row>
        <table:table-row table:style-name="ro1">
          <table:table-cell office:value-type="string">
            <text:p>zephyr_environments_connection_string</text:p>
          </table:table-cell>
          <table:table-cell office:value-type="string">
            <text:p>Data Source=192.168.2.231;Initial Catalog=ZephyrEnvironments;Persist Security Info=True;User ID=medicaresqluser;Password=kantime_123;Max Pool Size=500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1">21/08/2023</text:date>, <text:time>18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2S</meta:editing-duration>
    <meta:editing-cycles>3</meta:editing-cycles>
    <meta:generator>OpenOffice/4.1.6$Win32 OpenOffice.org_project/416m1$Build-9790</meta:generator>
    <dc:date>2023-08-21T18:19:20.06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